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1f8e9c" officeooo:paragraph-rsid="001f8e9c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f8e9c" officeooo:paragraph-rsid="001f8e9c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f8e9c" style:font-size-asian="10pt" style:font-weight-asian="bold" style:font-size-complex="10pt" style:font-weight-complex="bold"/>
    </style:style>
    <style:style style:name="T4" style:family="text">
      <style:text-properties officeooo:rsid="001e0ee2"/>
    </style:style>
    <style:style style:name="T5" style:family="text">
      <style:text-properties officeooo:rsid="0020cd8a"/>
    </style:style>
    <style:style style:name="T6" style:family="text">
      <style:text-properties officeooo:rsid="002155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4">8</text:span>/0<text:span text:style-name="T5">8</text:span> – <text:span text:style-name="T6">MONTAG</text:span>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2">/</text:p>
            <text:p text:style-name="P10"/>
          </table:table-cell>
        </table:table-row>
        <table:table-row table:style-name="Table6.3">
          <table:table-cell table:style-name="Table6.A2" office:value-type="string">
            <text:p text:style-name="P2">2016/0<text:span text:style-name="T4">8</text:span>/0<text:span text:style-name="T5">9</text:span> – DIENS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  <table:table-row table:style-name="Table6.4">
          <table:table-cell table:style-name="Table6.A2" office:value-type="string">
            <text:p text:style-name="P2">2016/0<text:span text:style-name="T4">8</text:span>/<text:span text:style-name="T5">1</text:span>0 – MITTWOCH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  <table:table-row table:style-name="Table6.5">
          <table:table-cell table:style-name="Table6.A2" office:value-type="string">
            <text:p text:style-name="P2">2016/0<text:span text:style-name="T4">8</text:span>/<text:span text:style-name="T5">11</text:span> – DONNERS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  <table:table-row table:style-name="Table6.6">
          <table:table-cell table:style-name="Table6.A2" office:value-type="string">
            <text:p text:style-name="P2">2016/0<text:span text:style-name="T4">8</text:span>/<text:span text:style-name="T5">12</text:span> – FREI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0"/>
            <text:p text:style-name="P10">/</text:p>
            <text:p text:style-name="P10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1f8e9c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0</text:span><text:span text:style-name="MT3">8</text:span><text:span text:style-name="MT1"> – 2016/0</text:span><text:span text:style-name="MT2">8</text:span><text:span text:style-name="MT1">/</text:span><text:span text:style-name="MT3">12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</text:span><text:span text:style-name="MT3">2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2:34.533935323</dc:date>
    <meta:editing-cycles>14</meta:editing-cycles>
    <dc:title>Header Schule</dc:title>
    <meta:editing-duration>PT43M15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47" meta:character-count="355" meta:non-whitespace-character-count="33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